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style:font-name="Courier New" style:font-name-asian="Courier New" style:font-name-complex="Courier New"/>
    </style:style>
  </office:automatic-styles>
  <office:body>
    <office:text>
      <text:p text:style-name="Title">Rapporter Development Team</text:p>
      <text:p text:style-name="Author">Predictions about Olympics</text:p>
      <text:p text:style-name="Date">2012</text:p>
      <text:p text:style-name="Text_20_body"><text:span text:style-name="T1">ERROR</text:span><text:note text:id="ftn0" text:note-class="footnote"><text:note-citation>1</text:note-citation><text:note-body><text:p text:style-name="Footnote">there is no package called ‘XML’</text:p></text:note-body></text:note> <text:span text:style-name="T2">ERROR</text:span><text:note text:id="ftn1" text:note-class="footnote"><text:note-citation>2</text:note-citation><text:note-body><text:p text:style-name="Footnote">there is no package called ‘gvlma’</text:p></text:note-body></text:note></text:p>
      <text:p text:style-name="Text_20_body"><text:span text:style-name="T3">ERROR</text:span><text:note text:id="ftn2" text:note-class="footnote"><text:note-citation>3</text:note-citation><text:note-body><text:p text:style-name="Footnote">object 'u' not found</text:p></text:note-body></text:note> <text:span text:style-name="T4">ERROR</text:span><text:note text:id="ftn3" text:note-class="footnote"><text:note-citation>4</text:note-citation><text:note-body><text:p text:style-name="Footnote">object 'u' not found</text:p></text:note-body></text:note> <text:span text:style-name="T5">ERROR</text:span><text:note text:id="ftn4" text:note-class="footnote"><text:note-citation>5</text:note-citation><text:note-body><text:p text:style-name="Footnote">object 'uri' not found</text:p></text:note-body></text:note> <text:span text:style-name="T6">ERROR</text:span><text:note text:id="ftn5" text:note-class="footnote"><text:note-citation>6</text:note-citation><text:note-body><text:p text:style-name="Footnote">object 'datafile' not found</text:p></text:note-body></text:note></text:p>
      <text:p text:style-name="Text_20_body"><text:span text:style-name="T7">ERROR</text:span><text:note text:id="ftn6" text:note-class="footnote"><text:note-citation>7</text:note-citation><text:note-body><text:p text:style-name="Footnote">object 'd' not found</text:p></text:note-body></text:note> <text:span text:style-name="T8">ERROR</text:span><text:note text:id="ftn7" text:note-class="footnote"><text:note-citation>8</text:note-citation><text:note-body><text:p text:style-name="Footnote">object 'd' not found</text:p></text:note-body></text:note></text:p>
      <text:h text:style-name="Heading_20_3" text:outline-level="3">ERROR</text:h>
      <text:p text:style-name="First_20_paragraph"><text:span text:style-name="T9">Database not found.</text:span></text:p>
      <text:p text:style-name="Text_20_body">Please try again later and report this issue at feedback@rapporter.ne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Caption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Rapporter Development Team</dc:title>
  </office:meta>
</office:document-meta>
</file>